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7.4681in" table:align="margins"/>
    </style:style>
    <style:style style:name="Table3.A" style:family="table-column">
      <style:table-column-properties style:column-width="1.8667in" style:rel-column-width="16383*"/>
    </style:style>
    <style:style style:name="Table3.B" style:family="table-column">
      <style:table-column-properties style:column-width="0.1903in" style:rel-column-width="1668*"/>
    </style:style>
    <style:style style:name="Table3.C" style:family="table-column">
      <style:table-column-properties style:column-width="5.4111in" style:rel-column-width="47484*"/>
    </style:style>
    <style:style style:name="Table3.A1" style:family="table-cell">
      <style:table-cell-properties style:vertical-align="middle" fo:padding="0in" fo:border="none"/>
    </style:style>
    <style:style style:name="Table3.A6" style:family="table-cell">
      <style:table-cell-properties style:vertical-align="middle" fo:padding="0in" fo:border-left="none" fo:border-right="none" fo:border-top="none" fo:border-bottom="0.05pt solid #000000"/>
    </style:style>
    <style:style style:name="Table4" style:family="table">
      <style:table-properties style:width="7.4681in" table:align="margins" style:may-break-between-rows="false"/>
    </style:style>
    <style:style style:name="Table4.A" style:family="table-column">
      <style:table-column-properties style:column-width="1.6875in" style:rel-column-width="14808*"/>
    </style:style>
    <style:style style:name="Table4.B" style:family="table-column">
      <style:table-column-properties style:column-width="1.5in" style:rel-column-width="13163*"/>
    </style:style>
    <style:style style:name="Table4.C" style:family="table-column">
      <style:table-column-properties style:column-width="2.4375in" style:rel-column-width="21389*"/>
    </style:style>
    <style:style style:name="Table4.D" style:family="table-column">
      <style:table-column-properties style:column-width="1.8431in" style:rel-column-width="16175*"/>
    </style:style>
    <style:style style:name="Table4.A1" style:family="table-cell">
      <style:table-cell-properties fo:padding="0.0382in" fo:border="none"/>
    </style:style>
    <style:style style:name="Table4.A4" style:family="table-cell">
      <style:table-cell-properties fo:padding-left="0.0403in" fo:padding-right="0.0403in" fo:padding-top="0in" fo:padding-bottom="0.0403in" fo:border="none"/>
    </style:style>
    <style:style style:name="P1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P2" style:family="paragraph" style:parent-style-name="Standard">
      <style:text-properties style:font-name="Muli" fo:font-size="9pt" officeooo:paragraph-rsid="000a65b2" style:font-size-asian="7.84999990463257pt" style:font-size-complex="9pt"/>
    </style:style>
    <style:style style:name="P3" style:family="paragraph" style:parent-style-name="Standard">
      <style:text-properties style:font-name="Muli" fo:font-size="9pt" style:text-underline-style="none" officeooo:rsid="003e6909" officeooo:paragraph-rsid="005cf49d" style:font-size-asian="7.84999990463257pt" style:font-size-complex="9pt"/>
    </style:style>
    <style:style style:name="P4" style:family="paragraph" style:parent-style-name="Standard">
      <style:text-properties style:font-name="Muli" fo:font-size="9pt" style:text-underline-style="none" officeooo:paragraph-rsid="000a65b2" style:font-size-asian="7.84999990463257pt" style:font-size-complex="9pt"/>
    </style:style>
    <style:style style:name="P5" style:family="paragraph" style:parent-style-name="Standard">
      <style:text-properties style:font-name="Muli" fo:font-size="9pt" style:text-underline-style="solid" style:text-underline-width="auto" style:text-underline-color="font-color" officeooo:paragraph-rsid="000a65b2" style:font-size-asian="7.84999990463257pt" style:font-size-complex="9pt"/>
    </style:style>
    <style:style style:name="P6" style:family="paragraph" style:parent-style-name="Standard">
      <style:text-properties style:font-name="Muli" fo:font-size="9pt" style:text-underline-style="solid" style:text-underline-width="auto" style:text-underline-color="font-color" officeooo:paragraph-rsid="0056034c" style:font-size-asian="7.84999990463257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Muli" fo:font-size="12pt" style:text-underline-style="solid" style:text-underline-width="auto" style:text-underline-color="font-color" fo:font-weight="bold" officeooo:rsid="0071e4dc" officeooo:paragraph-rsid="0071e4dc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00%"/>
      <style:text-properties style:font-name="Metropolis" fo:font-size="9pt" style:font-size-complex="9pt"/>
    </style:style>
    <style:style style:name="P9" style:family="paragraph" style:parent-style-name="Table_20_Contents">
      <style:paragraph-properties fo:line-height="100%" fo:text-align="end" style:justify-single-word="false"/>
      <style:text-properties style:font-name="Metropolis" fo:font-size="8pt" officeooo:rsid="0045677b" officeooo:paragraph-rsid="0045677b" style:font-size-asian="8pt" style:font-size-complex="8pt"/>
    </style:style>
    <style:style style:name="P10" style:family="paragraph" style:parent-style-name="Table_20_Contents">
      <style:paragraph-properties fo:line-height="100%" fo:text-align="end" style:justify-single-word="false"/>
      <style:text-properties style:font-name="Metropolis" fo:font-size="8pt" fo:font-weight="normal" officeooo:rsid="00690556" officeooo:paragraph-rsid="00690556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line-height="100%" fo:text-align="end" style:justify-single-word="false"/>
      <style:text-properties style:font-name="Muli" fo:font-size="12pt" fo:font-weight="bold" officeooo:rsid="00690556" officeooo:paragraph-rsid="00690556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00%" fo:text-align="end" style:justify-single-word="false"/>
      <style:text-properties style:font-name="Muli" fo:font-size="8pt" fo:font-weight="bold" officeooo:rsid="00690556" officeooo:paragraph-rsid="00690556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Muli" fo:font-size="8pt" fo:font-weight="normal" officeooo:rsid="00690556" officeooo:paragraph-rsid="00690556" style:font-size-asian="8pt" style:font-weight-asian="normal" style:font-size-complex="8pt" style:font-weight-complex="normal"/>
    </style:style>
    <style:style style:name="P14" style:family="paragraph" style:parent-style-name="Table_20_Contents">
      <style:text-properties style:font-name="Muli" fo:font-size="8pt" officeooo:rsid="0072bb18" officeooo:paragraph-rsid="0072bb18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P16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P18" style:family="paragraph" style:parent-style-name="Table_20_Contents">
      <style:paragraph-properties fo:line-height="100%" fo:text-align="end" style:justify-single-word="false"/>
      <style:text-properties style:font-name="Muli" fo:font-size="4pt" officeooo:rsid="00201508" officeooo:paragraph-rsid="0060eca1" style:font-size-asian="3.5pt" style:font-size-complex="4pt"/>
    </style:style>
    <style:style style:name="P19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3e6909" officeooo:paragraph-rsid="003e6909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6fe9cd" officeooo:paragraph-rsid="006fe9cd" style:font-size-asian="10pt" style:font-style-asian="normal" style:font-size-complex="10pt" style:font-style-complex="normal"/>
    </style:style>
    <style:style style:name="P21" style:family="paragraph" style:parent-style-name="Table_20_Contents">
      <style:text-properties style:font-name="Muli" fo:font-size="10pt" fo:font-style="normal" style:text-underline-style="solid" style:text-underline-width="auto" style:text-underline-color="font-color" officeooo:rsid="0085da38" officeooo:paragraph-rsid="0085da38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style:font-name="Muli" fo:font-size="10pt" fo:font-style="normal" style:text-underline-style="none" officeooo:rsid="0085da38" officeooo:paragraph-rsid="0085da38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style:font-name="Muli" fo:font-size="10pt" fo:font-style="italic" style:text-underline-style="none" officeooo:rsid="003e6909" officeooo:paragraph-rsid="003e6909" style:font-size-asian="10pt" style:font-style-asian="italic" style:font-size-complex="10pt" style:font-style-complex="italic"/>
    </style:style>
    <style:style style:name="P24" style:family="paragraph" style:parent-style-name="Table_20_Contents">
      <style:text-properties style:font-name="Muli" fo:font-size="10pt" fo:font-style="italic" style:text-underline-style="none" officeooo:rsid="006fe9cd" officeooo:paragraph-rsid="006fe9cd" style:font-size-asian="10pt" style:font-style-asian="italic" style:font-size-complex="10pt" style:font-style-complex="italic"/>
    </style:style>
    <style:style style:name="P25" style:family="paragraph" style:parent-style-name="Table_20_Contents">
      <style:text-properties style:font-name="Muli" fo:font-size="10pt" fo:font-style="italic" officeooo:rsid="003e6909" officeooo:paragraph-rsid="003e6909" style:font-size-asian="10pt" style:font-style-asian="italic" style:font-size-complex="10pt" style:font-style-complex="italic"/>
    </style:style>
    <style:style style:name="P26" style:family="paragraph" style:parent-style-name="Table_20_Contents">
      <style:text-properties style:font-name="Muli" fo:font-size="10pt" fo:font-style="italic" officeooo:rsid="006ab7c7" officeooo:paragraph-rsid="006ab7c7" style:font-size-asian="10pt" style:font-style-asian="italic" style:font-size-complex="10pt" style:font-style-complex="italic"/>
    </style:style>
    <style:style style:name="P27" style:family="paragraph" style:parent-style-name="Table_20_Contents">
      <style:text-properties style:font-name="Muli" fo:font-size="10pt" fo:font-style="italic" officeooo:rsid="004b9554" officeooo:paragraph-rsid="004b9554" style:font-size-asian="10pt" style:font-style-asian="italic" style:font-size-complex="10pt" style:font-style-complex="italic"/>
    </style:style>
    <style:style style:name="P28" style:family="paragraph" style:parent-style-name="Table_20_Contents">
      <style:text-properties style:font-name="Muli" fo:font-size="10pt" fo:font-style="italic" officeooo:rsid="003fd2bd" officeooo:paragraph-rsid="004b9554" style:font-size-asian="10pt" style:font-style-asian="italic" style:font-size-complex="10pt" style:font-style-complex="italic"/>
    </style:style>
    <style:style style:name="P29" style:family="paragraph" style:parent-style-name="Table_20_Contents">
      <style:text-properties style:font-name="Muli" fo:font-size="10pt" fo:font-style="italic" officeooo:rsid="003fd2bd" officeooo:paragraph-rsid="003fd2bd" style:font-size-asian="10pt" style:font-style-asian="italic" style:font-size-complex="10pt" style:font-style-complex="italic"/>
    </style:style>
    <style:style style:name="P30" style:family="paragraph" style:parent-style-name="Table_20_Contents">
      <style:text-properties style:font-name="Muli" fo:font-size="10pt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Muli" fo:font-size="10pt" style:font-size-asian="10pt" style:font-size-complex="10pt"/>
    </style:style>
    <style:style style:name="P32" style:family="paragraph" style:parent-style-name="Table_20_Contents">
      <style:text-properties style:font-name="Muli" fo:font-size="10pt" officeooo:rsid="004ca516" officeooo:paragraph-rsid="0079bc44" style:font-size-asian="10pt" style:font-size-complex="10pt"/>
    </style:style>
    <style:style style:name="P33" style:family="paragraph" style:parent-style-name="Table_20_Contents">
      <style:text-properties style:font-name="Muli" fo:font-size="10pt" officeooo:rsid="006ab7c7" officeooo:paragraph-rsid="006ab7c7" style:font-size-asian="10pt" style:font-size-complex="10pt"/>
    </style:style>
    <style:style style:name="P34" style:family="paragraph" style:parent-style-name="Table_20_Contents">
      <style:text-properties style:font-name="Muli" fo:font-size="10pt" officeooo:rsid="004b9554" officeooo:paragraph-rsid="004b9554" style:font-size-asian="10pt" style:font-size-complex="10pt"/>
    </style:style>
    <style:style style:name="P35" style:family="paragraph" style:parent-style-name="Table_20_Contents">
      <style:text-properties style:font-name="Muli" fo:font-size="10pt" officeooo:rsid="0046a437" officeooo:paragraph-rsid="0046a437" style:font-size-asian="10pt" style:font-size-complex="10pt"/>
    </style:style>
    <style:style style:name="P36" style:family="paragraph" style:parent-style-name="Table_20_Contents">
      <style:text-properties style:font-name="Muli" fo:font-size="10pt" officeooo:rsid="00469800" officeooo:paragraph-rsid="004b9554" style:font-size-asian="10pt" style:font-size-complex="10pt"/>
    </style:style>
    <style:style style:name="P37" style:family="paragraph" style:parent-style-name="Table_20_Contents">
      <style:text-properties style:font-name="Muli" fo:font-size="10pt" officeooo:rsid="0062e125" officeooo:paragraph-rsid="0062e125" style:font-size-asian="10pt" style:font-size-complex="10pt"/>
    </style:style>
    <style:style style:name="P38" style:family="paragraph" style:parent-style-name="Table_20_Contents">
      <style:text-properties style:font-name="Muli" fo:font-size="10pt" officeooo:paragraph-rsid="00794014" style:font-size-asian="10pt" style:font-size-complex="10pt"/>
    </style:style>
    <style:style style:name="P39" style:family="paragraph" style:parent-style-name="Table_20_Contents">
      <style:text-properties style:font-name="Muli" fo:font-size="10pt" officeooo:rsid="0064af03" officeooo:paragraph-rsid="0062e125" style:font-size-asian="10pt" style:font-size-complex="10pt"/>
    </style:style>
    <style:style style:name="P40" style:family="paragraph" style:parent-style-name="Table_20_Contents">
      <style:text-properties style:font-name="Muli" fo:font-size="10pt" officeooo:rsid="0085da38" officeooo:paragraph-rsid="0085da38" style:font-size-asian="10pt" style:font-size-complex="10pt"/>
    </style:style>
    <style:style style:name="P41" style:family="paragraph" style:parent-style-name="Table_20_Contents">
      <style:text-properties style:font-name="Muli" fo:font-size="10pt" style:text-underline-style="solid" style:text-underline-width="auto" style:text-underline-color="font-color" officeooo:rsid="003e6909" officeooo:paragraph-rsid="003e6909" style:font-size-asian="10pt" style:font-size-complex="10pt"/>
    </style:style>
    <style:style style:name="P42" style:family="paragraph" style:parent-style-name="Table_20_Contents">
      <style:text-properties style:font-name="Muli" fo:font-size="10pt" style:text-underline-style="solid" style:text-underline-width="auto" style:text-underline-color="font-color" officeooo:rsid="00469800" officeooo:paragraph-rsid="004b9554" style:font-size-asian="10pt" style:font-size-complex="10pt"/>
    </style:style>
    <style:style style:name="P43" style:family="paragraph" style:parent-style-name="Table_20_Contents">
      <style:text-properties style:font-name="Muli" fo:font-size="10pt" style:text-underline-style="solid" style:text-underline-width="auto" style:text-underline-color="font-color" officeooo:rsid="00615cf8" officeooo:paragraph-rsid="00615cf8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Muli" fo:font-size="10pt" style:text-underline-style="none" fo:font-weight="bold" officeooo:rsid="0071e4dc" officeooo:paragraph-rsid="0071e4dc" style:font-size-asian="10pt" style:font-weight-asian="bold" style:font-size-complex="10pt" style:font-weight-complex="bold"/>
    </style:style>
    <style:style style:name="P45" style:family="paragraph" style:parent-style-name="Table_20_Contents">
      <style:text-properties style:font-name="Muli" fo:font-size="10pt" style:text-underline-style="none" officeooo:rsid="004ca516" officeooo:paragraph-rsid="00794014" style:font-name-asian="Droid Sans Fallback" style:font-size-asian="10pt" style:font-name-complex="FreeSans" style:font-size-complex="10pt"/>
    </style:style>
    <style:style style:name="P46" style:family="paragraph" style:parent-style-name="Frame_20_contents">
      <style:text-properties officeooo:rsid="006c4fd6" officeooo:paragraph-rsid="006c4fd6"/>
    </style:style>
    <style:style style:name="P47" style:family="paragraph" style:parent-style-name="Header">
      <style:text-properties style:font-name="Metropolis" fo:font-size="2pt" officeooo:paragraph-rsid="00872853" style:font-size-asian="1.75pt" style:font-size-complex="2pt"/>
    </style:style>
    <style:style style:name="P48" style:family="paragraph" style:parent-style-name="Standard">
      <style:text-properties officeooo:paragraph-rsid="00872853"/>
    </style:style>
    <style:style style:name="P49" style:family="paragraph" style:parent-style-name="Table_20_Contents">
      <style:text-properties style:font-name="Muli" fo:font-size="12pt" fo:font-weight="normal" officeooo:paragraph-rsid="00872853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Muli" fo:font-size="12pt" officeooo:paragraph-rsid="00872853" style:font-size-asian="12pt" style:font-size-complex="12pt"/>
    </style:style>
    <style:style style:name="P51" style:family="paragraph" style:parent-style-name="Table_20_Contents">
      <style:text-properties style:font-name="Muli" fo:font-size="12pt" officeooo:rsid="000a0675" officeooo:paragraph-rsid="00872853" style:font-size-asian="12pt" style:font-size-complex="12pt"/>
    </style:style>
    <style:style style:name="P52" style:family="paragraph" style:parent-style-name="Table_20_Contents">
      <style:text-properties style:font-name="Muli" fo:font-size="12pt" officeooo:paragraph-rsid="00872853" style:font-size-asian="12pt" style:font-size-complex="12pt"/>
    </style:style>
    <style:style style:name="P53" style:family="paragraph" style:parent-style-name="Table_20_Contents">
      <style:text-properties style:font-name="Muli" fo:font-size="14pt" fo:font-weight="bold" officeooo:rsid="000a0675" officeooo:paragraph-rsid="00872853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uli"/>
    </style:style>
    <style:style style:name="T3" style:family="text">
      <style:text-properties style:font-name="Muli" fo:font-weight="bold" style:font-weight-asian="bold" style:font-weight-complex="bold"/>
    </style:style>
    <style:style style:name="T4" style:family="text">
      <style:text-properties officeooo:rsid="00808767"/>
    </style:style>
    <style:style style:name="T5" style:family="text">
      <style:text-properties officeooo:rsid="004b9554"/>
    </style:style>
    <style:style style:name="T6" style:family="text">
      <style:text-properties officeooo:rsid="0046a437"/>
    </style:style>
    <style:style style:name="T7" style:family="text">
      <style:text-properties officeooo:rsid="004ca516"/>
    </style:style>
    <style:style style:name="T8" style:family="text">
      <style:text-properties style:font-name-asian="Droid Sans Fallback" style:font-name-complex="FreeSans"/>
    </style:style>
    <style:style style:name="T9" style:family="text">
      <style:text-properties officeooo:rsid="0050da03" style:font-name-asian="Droid Sans Fallback" style:font-name-complex="FreeSans"/>
    </style:style>
    <style:style style:name="T10" style:family="text">
      <style:text-properties officeooo:rsid="005363cb" style:font-name-asian="Droid Sans Fallback" style:font-name-complex="FreeSans"/>
    </style:style>
    <style:style style:name="T11" style:family="text">
      <style:text-properties officeooo:rsid="00794014" style:font-name-asian="Droid Sans Fallback" style:font-name-complex="FreeSans"/>
    </style:style>
    <style:style style:name="T12" style:family="text">
      <style:text-properties style:font-name-asian="Metropolis1" style:font-name-complex="Metropolis1"/>
    </style:style>
    <style:style style:name="T13" style:family="text">
      <style:text-properties style:text-underline-style="none" style:font-name-asian="Droid Sans Fallback" style:font-name-complex="FreeSans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846e68" style:font-weight-asian="normal" style:font-weight-complex="normal"/>
    </style:style>
    <style:style style:name="T17" style:family="text">
      <style:text-properties fo:font-weight="normal" officeooo:rsid="00704455" style:font-weight-asian="normal" style:font-weight-complex="normal"/>
    </style:style>
    <style:style style:name="T18" style:family="text">
      <style:text-properties fo:font-weight="normal" officeooo:rsid="001cf0ee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ANDA TERIMA PEMBAYARAN</text:p>
      <text:p text:style-name="P44"><text:text-input text:description="&lt;o.name&gt;"># VOUCHER</text:text-input></text:p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16282574848">
          <table:table-cell table:style-name="Table3.A1" office:value-type="string">
            <text:p text:style-name="P20">Tanggal Pembayaran</text:p>
            <text:p text:style-name="P24">Payment Date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0"><text:text-input text:description="&lt;time.strftime('%d-%b-%Y', time.strptime(o.date_voucher, '%Y-%m-%d'))&gt;">DATE VOUCHER</text:text-input></text:p>
          </table:table-cell>
        </table:table-row>
        <table:table-row table:style-name="TableLine93916240418528">
          <table:table-cell table:style-name="Table3.A1" office:value-type="string">
            <text:p text:style-name="P21">Metode Pembayaran</text:p>
            <text:p text:style-name="P22">Payment Method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40">Tunai</text:p>
          </table:table-cell>
        </table:table-row>
        <table:table-row table:style-name="TableLine93916283027200">
          <table:table-cell table:style-name="Table3.A1" office:value-type="string">
            <text:p text:style-name="P19">Sudah <text:span text:style-name="T5">dibayarkan ke</text:span></text:p>
            <text:p text:style-name="P23"><text:span text:style-name="T5">Paid</text:span> <text:span text:style-name="T5">To</text:span>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0"><text:text-input text:description="&lt;o.partner_id and o.partner_id.commercial_partner_id.name or '-'&gt;">PARTNER</text:text-input></text:p>
          </table:table-cell>
        </table:table-row>
        <table:table-row table:style-name="TableLine93916282987824">
          <table:table-cell table:style-name="Table3.A1" office:value-type="string">
            <text:p text:style-name="P41">Banyaknya</text:p>
            <text:p text:style-name="P25">Amount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0"><text:text-input text:description="&lt;get_terbilang(o.amount)&gt;">TERBILANG</text:text-input></text:p>
          </table:table-cell>
        </table:table-row>
        <table:table-row table:style-name="TableLine93916267091968">
          <table:table-cell table:style-name="Table3.A1" office:value-type="string">
            <text:p text:style-name="P41">Untuk Pembayaran</text:p>
            <text:p text:style-name="P25">For Payment</text:p>
          </table:table-cell>
          <table:table-cell table:style-name="Table3.A1" office:value-type="string">
            <text:p text:style-name="P31">:</text:p>
          </table:table-cell>
          <table:table-cell table:style-name="Table3.A1" office:value-type="string">
            <text:p text:style-name="P38"><text:text-input text:description="&lt;o.description&gt;">DESCRIPTION</text:text-input>, <text:span text:style-name="T7">dengan rincian sebagai berikut:</text:span></text:p>
            <text:p text:style-name="P38"><text:text-input text:description="&lt;for each=&quot;detail in o.line_ids&quot;&gt;">START LOOP</text:text-input></text:p>
            <text:p text:style-name="P32"><text:span text:style-name="T12">▪</text:span><text:span text:style-name="T8"> </text:span><text:span text:style-name="T8"><text:text-input text:description="&lt;detail.name&gt;">DESKRIPSI</text:text-input></text:span><text:span text:style-name="T8"><text:s/></text:span><text:span text:style-name="T13"><text:text-input text:description="&lt;o.currency_id.symbol&gt;">CUR</text:text-input></text:span><text:span text:style-name="T13">. </text:span><text:span text:style-name="T8"><text:text-input text:description="&lt;formatLang(detail.amount_after_tax)&gt;">AMOUNT</text:text-input></text:span><text:span text:style-name="T8"><text:s/></text:span><text:span text:style-name="T8"><text:text-input text:description="&lt;if test=&quot;detail.move_line_id&quot;&gt;">IF MOVE LINE</text:text-input></text:span><text:span text:style-name="T11">(</text:span><text:span text:style-name="T9">Ref: </text:span><text:span text:style-name="T9"><text:text-input text:description="&lt;detail.move_line_id and detail.move_line_id.move_id.name or &quot;-&quot;&gt;">REF</text:text-input></text:span><text:span text:style-name="T9"><text:s/></text:span><text:span text:style-name="T10">Tgl. </text:span><text:span text:style-name="T10"><text:text-input text:description="&lt;time.strftime('%d-%b-%Y', time.strptime(detail.move_line_id.move_id.date, '%Y-%m-%d'))&gt;">TGL</text:text-input></text:span><text:span text:style-name="T13">) </text:span><text:span text:style-name="T13"><text:text-input text:description="&lt;/if&gt;">END IF</text:text-input></text:span></text:p>
            <text:p text:style-name="P45"><text:text-input text:description="&lt;/for&gt;">END LOOP</text:text-input></text:p>
          </table:table-cell>
        </table:table-row>
        <table:table-row table:style-name="TableLine93916268499968">
          <table:table-cell table:style-name="Table3.A6" office:value-type="string">
            <text:p text:style-name="P3"><text:text-input text:description="&lt;o.currency_id.symbol&gt;">CUR</text:text-input>. <text:text-input text:description="&lt;formatLang(o.amount)&gt;">TOTAL VOUCHER</text:text-input></text:p>
          </table:table-cell>
          <table:table-cell table:style-name="Table3.A1" office:value-type="string">
            <text:p text:style-name="P31"/>
          </table:table-cell>
          <table:table-cell table:style-name="Table3.A1" office:value-type="string">
            <text:p text:style-name="P30"/>
          </table:table-cell>
        </table:table-row>
      </table:table>
      <text:p text:style-name="P5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3916282913312">
          <table:table-cell table:style-name="Table4.A1" office:value-type="string">
            <text:p text:style-name="P33">Disiapkan Oleh</text:p>
            <text:p text:style-name="P26">Prepared By</text:p>
          </table:table-cell>
          <table:table-cell table:style-name="Table4.A1" office:value-type="string">
            <text:p text:style-name="P34">Diterima Oleh</text:p>
            <text:p text:style-name="P27">Received By</text:p>
          </table:table-cell>
          <table:table-cell table:style-name="Table4.A1" office:value-type="string">
            <text:p text:style-name="P34">Mengeluarkan</text:p>
            <text:p text:style-name="P28"><text:span text:style-name="T5">Paid</text:span> By</text:p>
          </table:table-cell>
          <table:table-cell table:style-name="Table4.A1" office:value-type="string">
            <text:p text:style-name="P35">Mengetahui</text:p>
            <text:p text:style-name="P29"><text:span text:style-name="T6">Approved</text:span> By</text:p>
          </table:table-cell>
        </table:table-row>
        <table:table-row table:style-name="TableLine93916281012224"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30"/>
          </table:table-cell>
        </table:table-row>
        <table:table-row table:style-name="TableLine93916281012864">
          <table:table-cell table:style-name="Table4.A1" office:value-type="string">
            <text:p text:style-name="P30"><text:text-input text:description="&lt;o.create_uid.name&gt;">PREPARED BY</text:text-input></text:p>
          </table:table-cell>
          <table:table-cell table:style-name="Table4.A1" office:value-type="string">
            <text:p text:style-name="P36"><text:text-input text:description="&lt;o.partner_id and o.partner_id.commercial_partner_id.name or '-'&gt;">PARTNER</text:text-input></text:p>
          </table:table-cell>
          <table:table-cell table:style-name="Table4.A1" office:value-type="string">
            <text:p text:style-name="P42"/>
          </table:table-cell>
          <table:table-cell table:style-name="Table4.A1" office:value-type="string">
            <text:p text:style-name="P43"/>
          </table:table-cell>
        </table:table-row>
        <table:table-row table:style-name="TableLine93916281013776">
          <table:table-cell table:style-name="Table4.A4" office:value-type="string">
            <text:p text:style-name="P30"/>
          </table:table-cell>
          <table:table-cell table:style-name="Table4.A4" office:value-type="string">
            <text:p text:style-name="P36"/>
          </table:table-cell>
          <table:table-cell table:style-name="Table4.A4" office:value-type="string">
            <text:p text:style-name="P39"/>
          </table:table-cell>
          <table:table-cell table:style-name="Table4.A4" office:value-type="string">
            <text:p text:style-name="P3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tropolis1" svg:font-family="Metropolis"/>
    <style:font-face style:name="FreeSans1" svg:font-family="FreeSans" style:font-family-generic="swiss"/>
    <style:font-face style:name="Metropolis" svg:font-family="Metropolis" style:font-pitch="variable"/>
    <style:font-face style:name="Muli" svg:font-family="Mu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style:shadow="none"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day number:style="long"/>
      <number:text>/</number:text>
      <number:month number:style="long"/>
      <number:text>/</number:text>
      <number:year number:style="long"/>
    </number:date-style>
    <number:date-style style:name="N10122" number:language="en" number:country="US" number:title="User-defined">
      <number:day number:style="long"/>
      <number:text>-</number:text>
      <number:month number:style="long"/>
      <number:text>-</number:text>
      <number:year number:style="long"/>
    </number:date-style>
  </office:styles>
  <office:automatic-styles>
    <style:style style:name="Table5" style:family="table">
      <style:table-properties style:width="7.4681in" table:align="margins"/>
    </style:style>
    <style:style style:name="Table5.A" style:family="table-column">
      <style:table-column-properties style:column-width="5.8451in" style:rel-column-width="51293*"/>
    </style:style>
    <style:style style:name="Table5.B" style:family="table-column">
      <style:table-column-properties style:column-width="1.6229in" style:rel-column-width="14242*"/>
    </style:style>
    <style:style style:name="Table5.A1" style:family="table-cell">
      <style:table-cell-properties style:border-line-width-bottom="0.0035in 0.0035in 0.0069in" fo:padding="0.0382in" fo:border-left="none" fo:border-right="none" fo:border-top="none" fo:border-bottom="1pt double #000000"/>
    </style:style>
    <style:style style:name="Table1" style:family="table">
      <style:table-properties style:width="7.4681in" table:align="margins"/>
    </style:style>
    <style:style style:name="Table1.A" style:family="table-column">
      <style:table-column-properties style:column-width="2.8in" style:rel-column-width="24569*"/>
    </style:style>
    <style:style style:name="Table1.B" style:family="table-column">
      <style:table-column-properties style:column-width="0.934in" style:rel-column-width="8194*"/>
    </style:style>
    <style:style style:name="Table1.C" style:family="table-column">
      <style:table-column-properties style:column-width="3.7347in" style:rel-column-width="32772*"/>
    </style:style>
    <style:style style:name="Table1.A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C1" style:family="table-cell">
      <style:table-cell-properties fo:padding="0.0382in" fo:border-left="none" fo:border-right="none" fo:border-top="0.05pt solid #000000" fo:border-bottom="none"/>
    </style:style>
    <style:style style:name="MP1" style:family="paragraph" style:parent-style-name="Header">
      <style:text-properties style:font-name="Metropolis" fo:font-size="2pt" officeooo:paragraph-rsid="00872853" style:font-size-asian="1.75pt" style:font-size-complex="2pt"/>
    </style:style>
    <style:style style:name="MP2" style:family="paragraph" style:parent-style-name="Standard">
      <style:text-properties officeooo:paragraph-rsid="00872853"/>
    </style:style>
    <style:style style:name="MP3" style:family="paragraph" style:parent-style-name="Standard">
      <style:text-properties style:font-name="Metropolis" fo:font-size="8pt" officeooo:paragraph-rsid="001a49ff" style:font-size-asian="7pt" style:font-size-complex="8pt"/>
    </style:style>
    <style:style style:name="MP4" style:family="paragraph" style:parent-style-name="Table_20_Contents">
      <style:text-properties style:font-name="Muli" fo:font-size="14pt" fo:font-weight="bold" officeooo:rsid="000a0675" officeooo:paragraph-rsid="00872853" style:font-size-asian="14pt" style:font-weight-asian="bold" style:font-size-complex="14pt" style:font-weight-complex="bold"/>
    </style:style>
    <style:style style:name="MP5" style:family="paragraph" style:parent-style-name="Table_20_Contents">
      <style:text-properties style:font-name="Muli" fo:font-size="12pt" fo:font-weight="normal" officeooo:paragraph-rsid="00872853" style:font-size-asian="12pt" style:font-weight-asian="normal" style:font-size-complex="12pt" style:font-weight-complex="normal"/>
    </style:style>
    <style:style style:name="MP6" style:family="paragraph" style:parent-style-name="Table_20_Contents">
      <style:text-properties style:font-name="Muli" fo:font-size="12pt" officeooo:paragraph-rsid="00872853" style:font-size-asian="12pt" style:font-size-complex="12pt"/>
    </style:style>
    <style:style style:name="MP7" style:family="paragraph" style:parent-style-name="Table_20_Contents">
      <style:paragraph-properties fo:text-align="start" style:justify-single-word="false"/>
      <style:text-properties style:font-name="Muli" fo:font-size="12pt" officeooo:paragraph-rsid="00872853" style:font-size-asian="12pt" style:font-size-complex="12pt"/>
    </style:style>
    <style:style style:name="MP8" style:family="paragraph" style:parent-style-name="Table_20_Contents">
      <style:text-properties style:font-name="Muli" fo:font-size="12pt" officeooo:rsid="000a0675" officeooo:paragraph-rsid="00872853" style:font-size-asian="12pt" style:font-size-complex="12pt"/>
    </style:style>
    <style:style style:name="MP9" style:family="paragraph" style:parent-style-name="Frame_20_contents">
      <style:text-properties officeooo:rsid="006c4fd6" officeooo:paragraph-rsid="006c4fd6"/>
    </style:style>
    <style:style style:name="MP10" style:family="paragraph" style:parent-style-name="Table_20_Contents">
      <style:text-properties style:font-name="Muli" fo:font-size="8pt" officeooo:rsid="0072bb18" officeooo:paragraph-rsid="0072bb18" style:font-size-asian="8pt" style:font-size-complex="8pt"/>
    </style:style>
    <style:style style:name="MP11" style:family="paragraph" style:parent-style-name="Table_20_Contents">
      <style:paragraph-properties fo:text-align="start" style:justify-single-word="false"/>
      <style:text-properties style:font-name="Muli" fo:font-size="8pt" officeooo:rsid="001c4e34" officeooo:paragraph-rsid="0073843d" style:font-size-asian="8pt" style:font-size-complex="8pt"/>
    </style:style>
    <style:style style:name="MP12" style:family="paragraph" style:parent-style-name="Table_20_Contents">
      <style:text-properties style:font-name="Muli" fo:font-size="8pt" officeooo:rsid="004245b9" officeooo:paragraph-rsid="004245b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style:font-name="Muli" fo:font-size="8pt" officeooo:rsid="007a1ff1" officeooo:paragraph-rsid="007a1ff1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weight="normal" officeooo:rsid="00846e68" style:font-weight-asian="normal" style:font-weight-complex="normal"/>
    </style:style>
    <style:style style:name="MT4" style:family="text">
      <style:text-properties fo:font-weight="normal" officeooo:rsid="00704455" style:font-weight-asian="normal" style:font-weight-complex="normal"/>
    </style:style>
    <style:style style:name="MT5" style:family="text">
      <style:text-properties fo:font-weight="normal" officeooo:rsid="001cf0ee" style:font-weight-asian="normal" style:font-weight-complex="normal"/>
    </style:style>
    <style:style style:name="MT6" style:family="text">
      <style:text-properties officeooo:rsid="00808767"/>
    </style:style>
    <style:style style:name="Mfr1" style:family="graphic" style:parent-style-name="Frame">
      <style:graphic-properties fo:margin-left="0in" fo:margin-right="0in" fo:margin-top="0in" fo:margin-bottom="0in" style:run-through="foreground" style:protect="none" style:wrap="run-through" style:number-wrapped-paragraphs="no-limit" style:vertical-pos="from-top" style:vertical-rel="paragraph" style:horizontal-pos="from-left" style:horizontal-rel="paragraph" fo:padding="0in" fo:border="none" style:shadow="none" draw:shadow-opacity="100%" style:editable="true" loext:rel-width-rel="paragraph" loext:rel-height-rel="paragraph" draw:textarea-vertical-align="middl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5" table:style-name="Table5">
          <table:table-column table:style-name="Table5.A"/>
          <table:table-column table:style-name="Table5.B"/>
          <table:table-row table:style-name="TableLine93916299162688">
            <table:table-cell table:style-name="Table5.A1" office:value-type="string">
              <text:p text:style-name="MP4"><text:text-input text:description="&lt;o.company_id.name&gt;">COMPANY</text:text-input></text:p>
              <text:p text:style-name="MP5"><text:span text:style-name="MT1"><text:text-input text:description="&lt;if test=&quot;o.company_id.street&quot;&gt;">IF ADDRESS01</text:text-input></text:span><text:text-input text:description="&lt;o.company_id.street&gt;">STREET</text:text-input><text:s/><text:span text:style-name="MT1"><text:text-input text:description="&lt;/if&gt;">END IF</text:text-input></text:span></text:p>
              <text:p text:style-name="MP5"><text:span text:style-name="MT1"><text:text-input text:description="&lt;if test=&quot;o.company_id.street2&quot;&gt;">IF ADRESS02</text:text-input></text:span><text:text-input text:description="&lt;o.company_id.street2&gt;">STREET2</text:text-input><text:span text:style-name="MT1"><text:text-input text:description="&lt;/if&gt;">END IF</text:text-input></text:span></text:p>
              <text:p text:style-name="MP6"><text:text-input text:description="&lt;o.company_id.city&gt;">CITY</text:text-input><text:s/><text:text-input text:description="&lt;o.company_id.zip&gt;">ZIP</text:text-input></text:p>
              <text:p text:style-name="MP7"><text:span text:style-name="MT2"><text:text-input text:description="&lt;if test=&quot;o.company_id.phone&quot;&gt;">IF PHONE</text:text-input></text:span><text:span text:style-name="MT3">Phone</text:span><text:span text:style-name="MT4">: </text:span><text:span text:style-name="MT2"><text:s/></text:span><text:span text:style-name="MT2"><text:text-input text:description="&lt;o.company_id.phone&gt;">Phone</text:text-input></text:span><text:span text:style-name="MT2"><text:s/></text:span><text:span text:style-name="MT2"><text:text-input text:description="&lt;/if&gt;">END IF</text:text-input></text:span><text:span text:style-name="MT2"><text:text-input text:description="&lt;if test=&quot;o.company_id.fax&quot;&gt;">IF FAX</text:text-input></text:span><text:span text:style-name="MT5">Fax: </text:span><text:span text:style-name="MT2"><text:s/></text:span><text:span text:style-name="MT2"><text:text-input text:description="&lt;o.company_id.fax&gt;">Fax</text:text-input></text:span><text:span text:style-name="MT2"><text:text-input text:description="&lt;/if&gt;">END IF</text:text-input></text:span></text:p>
            </table:table-cell>
            <table:table-cell table:style-name="Table5.A1" office:value-type="string">
              <text:p text:style-name="MP8"><draw:frame draw:style-name="Mfr1" draw:name="image: asimage(o.company_id.logo)" text:anchor-type="paragraph" svg:x="0.0602in" svg:y="-0.0508in" svg:width="1.5091in" style:rel-width="97%" svg:height="1.1417in" style:rel-height="99%" draw:z-index="0"><draw:text-box><text:p text:style-name="MP9"/></draw:text-box></draw:frame></text:p>
              <text:p text:style-name="MP8"/>
              <text:p text:style-name="MP8"/>
              <text:p text:style-name="MP8"/>
              <text:p text:style-name="MP8"/>
              <text:p text:style-name="MP8"/>
            </table:table-cell>
          </table:table-row>
        </table:table>
        <text:p text:style-name="MP2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3916201461552">
            <table:table-cell table:style-name="Table1.A1" office:value-type="string">
              <text:p text:style-name="MP10">Tanda Terima Pembayaran</text:p>
              <text:p text:style-name="MP11"><text:text-input text:description="&lt;o.name&gt;"># VOUCHER</text:text-input></text:p>
            </table:table-cell>
            <table:table-cell table:style-name="Table1.B1" office:value-type="string">
              <text:p text:style-name="MP12"/>
            </table:table-cell>
            <table:table-cell table:style-name="Table1.C1" office:value-type="string">
              <text:p text:style-name="MP13">Tanggal Cetak: <text:text-input text:description="&lt;get_print_date()&gt;">DATE PRINT</text:text-input><text:s/><text:span text:style-name="MT6">UTC</text:span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hitia Rama</meta:initial-creator>
    <meta:creation-date>2018-02-25T17:30:44.755254070</meta:creation-date>
    <dc:date>2021-07-26T16:40:23.525937628</dc:date>
    <meta:editing-duration>PT7H34M6S</meta:editing-duration>
    <meta:editing-cycles>122</meta:editing-cycles>
    <meta:generator>LibreOffice/6.4.7.2$Linux_X86_64 LibreOffice_project/40$Build-2</meta:generator>
    <meta:document-statistic meta:table-count="4" meta:image-count="0" meta:object-count="0" meta:page-count="1" meta:paragraph-count="44" meta:word-count="185" meta:character-count="693" meta:non-whitespace-character-count="631"/>
  </office:meta>
</office:document-meta>
</file>